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1861in" style:rel-column-width="30151*"/>
    </style:style>
    <style:style style:name="Table1.B" style:family="table-column">
      <style:table-column-properties style:column-width="2.1236in" style:rel-column-width="20096*"/>
    </style:style>
    <style:style style:name="Table1.C" style:family="table-column">
      <style:table-column-properties style:column-width="1.6153in" style:rel-column-width="15288*"/>
    </style:style>
    <style:style style:name="Table1.A1" style:family="table-cell">
      <style:table-cell-properties fo:padding="0.0382in" fo:border="none"/>
    </style:style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officeooo:paragraph-rsid="00495675"/>
    </style:style>
    <style:style style:name="P6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7db9db" style:text-blinking="false" fo:background-color="transparent" style:font-name-asian="Arial Unicode MS" style:font-size-asian="24pt" style:font-weight-asian="bold" style:font-name-complex="Arial Unicode MS" style:font-size-complex="24pt" style:font-weight-complex="bold"/>
    </style:style>
    <style:style style:name="P11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1" fo:font-size="11.3000001907349pt" fo:font-style="normal" style:text-underline-style="none" fo:font-weight="bold" style:text-blinking="false" fo:background-color="transparent" style:font-size-asian="11.3000001907349pt" style:font-size-complex="11.3000001907349pt"/>
    </style:style>
    <style:style style:name="P12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1" fo:font-size="11.3000001907349pt" fo:font-style="normal" style:text-underline-style="none" fo:font-weight="bold" style:text-blinking="false" fo:background-color="transparent" style:font-name-asian="Arial Unicode MS" style:font-size-asian="11.3000001907349pt" style:font-weight-asian="bold" style:font-name-complex="Arial Unicode MS" style:font-size-complex="11.3000001907349pt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6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7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21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2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2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4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7db9db" style:text-blinking="false" fo:background-color="transparent" style:font-name-asian="Arial Unicode MS" style:font-size-asian="24pt" style:font-weight-asian="bold" style:font-name-complex="Arial Unicode MS" style:font-size-complex="24pt" style:font-weight-complex="bold"/>
    </style:style>
    <style:style style:name="P26" style:family="paragraph" style:parent-style-name="Text_20_body">
      <style:paragraph-properties fo:margin-top="0.139in" fo:margin-bottom="0in" loext:contextual-spacing="false" fo:line-height="100%" style:writing-mode="lr-tb"/>
      <style:text-properties officeooo:rsid="007bb589" officeooo:paragraph-rsid="007bb589"/>
    </style:style>
    <style:style style:name="P27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</style:style>
    <style:style style:name="P3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71b1" style:text-blinking="false" fo:background-color="transparent" style:font-size-asian="9pt" style:font-size-complex="9pt"/>
    </style:style>
    <style:style style:name="P31" style:family="paragraph" style:parent-style-name="Heading_20_1" style:list-style-name="L4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56b1a" officeooo:paragraph-rsid="007d2a50" style:text-blinking="false" fo:background-color="transparent" style:font-size-asian="10pt" style:font-size-complex="10pt"/>
    </style:style>
    <style:style style:name="P32" style:family="paragraph" style:parent-style-name="Table_20_Contents" style:list-style-name="List_20_1">
      <style:text-properties officeooo:paragraph-rsid="007db9db"/>
    </style:style>
    <style:style style:name="P33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63d1c" officeooo:paragraph-rsid="007db9db" style:text-blinking="false" fo:background-color="transparent" style:font-name-asian="Arial Unicode MS" style:font-size-asian="10pt" style:font-name-complex="Arial Unicode MS" style:font-size-complex="10pt"/>
    </style:style>
    <style:style style:name="P34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729f7" officeooo:paragraph-rsid="007db9db" style:text-blinking="false" fo:background-color="transparent" style:font-name-asian="Arial Unicode MS" style:font-size-asian="10pt" style:font-name-complex="Arial Unicode MS" style:font-size-complex="10pt"/>
    </style:style>
    <style:style style:name="P35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8cafa" officeooo:paragraph-rsid="007db9db" style:text-blinking="false" fo:background-color="transparent" style:font-name-asian="Arial Unicode MS" style:font-size-asian="10pt" style:font-name-complex="Arial Unicode MS" style:font-size-complex="10pt"/>
    </style:style>
    <style:style style:name="P36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9a9eb" officeooo:paragraph-rsid="007db9db" style:text-blinking="false" fo:background-color="transparent" style:font-name-asian="Arial Unicode MS" style:font-size-asian="10pt" style:font-name-complex="Arial Unicode MS" style:font-size-complex="10pt"/>
    </style:style>
    <style:style style:name="P37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style:text-blinking="false" fo:background-color="transparent" style:font-name-asian="Arial Unicode MS" style:font-size-asian="24pt" style:font-weight-asian="bold" style:font-name-complex="Arial Unicode MS" style:font-size-complex="24pt" style:font-weight-complex="bold"/>
    </style:style>
    <style:style style:name="P3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52689" officeooo:paragraph-rsid="007c0e8e" style:text-blinking="false" fo:background-color="transparent" style:font-size-asian="10pt" style:font-size-complex="10pt"/>
    </style:style>
    <style:style style:name="P3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52689" officeooo:paragraph-rsid="008271b1" style:text-blinking="false" fo:background-color="transparent" style:font-size-asian="10pt" style:font-size-complex="10pt"/>
    </style:style>
    <style:style style:name="P4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7c0e8e" style:text-blinking="false" fo:background-color="transparent" style:font-size-asian="10pt" style:font-size-complex="10pt"/>
    </style:style>
    <style:style style:name="P41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2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43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7bb5b" officeooo:paragraph-rsid="007c0e8e" style:text-blinking="false" fo:background-color="transparent" style:font-size-asian="10pt" style:font-size-complex="10pt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8271b1"/>
    </style:style>
    <style:style style:name="P4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style:font-name="Trebuchet MS1" fo:font-size="10pt" officeooo:paragraph-rsid="008271b1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684d24"/>
    </style:style>
    <style:style style:name="P5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6f60f0"/>
    </style:style>
    <style:style style:name="P5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787e83" style:text-blinking="false" fo:background-color="transparent" style:font-size-asian="10pt" style:font-size-complex="10pt"/>
    </style:style>
    <style:style style:name="P5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787e83" style:text-blinking="false" fo:background-color="transparent" style:font-size-asian="10pt" style:font-size-complex="10pt"/>
    </style:style>
    <style:style style:name="P5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5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5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56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7c0e8e" style:text-blinking="false" fo:background-color="transparent" style:font-size-asian="10pt" style:font-size-complex="10pt"/>
    </style:style>
    <style:style style:name="P57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7c0e8e" style:text-blinking="false" fo:background-color="transparent" style:font-size-asian="10pt" style:font-size-complex="10pt"/>
    </style:style>
    <style:style style:name="P59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officeooo:paragraph-rsid="007d2a50" style:text-blinking="false" fo:background-color="transparent" style:font-size-asian="10pt" style:font-style-asian="normal" style:font-size-complex="10pt" style:font-style-complex="normal"/>
    </style:style>
    <style:style style:name="P60" style:family="paragraph" style:parent-style-name="Text_20_body" style:list-style-name="L4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officeooo:paragraph-rsid="007d2a50" style:text-blinking="false" fo:background-color="transparent" style:font-size-asian="10pt" style:font-style-asian="normal" style:font-size-complex="10pt" style:font-style-complex="normal"/>
    </style:style>
    <style:style style:name="P61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62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8271b1"/>
    </style:style>
    <style:style style:name="P63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71b1" style:font-size-asian="10pt" style:font-style-asian="normal" style:font-weight-asian="normal" style:font-name-complex="Lato" style:font-size-complex="10pt"/>
    </style:style>
    <style:style style:name="P64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71b1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officeooo:rsid="00495675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74f3a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69434" style:text-blinking="false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7260c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4d64d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style:text-blinking="false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c4e73" style:text-blinking="false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1538e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a7ac6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f2a3d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71b1" style:text-blinking="false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52689" style:text-blinking="false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56b1a" style:text-blinking="false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63d1c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3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729f7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3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3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3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7eaf0" style:font-size-asian="10pt" style:font-style-asian="normal" style:font-weight-asian="normal" style:font-name-complex="Lato" style:font-size-complex="10pt"/>
    </style:style>
    <style:style style:name="T3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38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39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40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bold" officeooo:rsid="00495675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normal" officeooo:rsid="0077260c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normal" officeooo:rsid="006f60f0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44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45" style:family="text">
      <style:text-properties fo:font-variant="normal" fo:text-transform="none" fo:color="#f75d5d" style:text-line-through-style="none" style:text-line-through-type="none" style:font-name="Arial Black1" fo:font-size="11.3000001907349pt" fo:font-style="normal" style:text-underline-style="none" fo:font-weight="bold" style:text-blinking="false" fo:background-color="transparent" loext:char-shading-value="0" style:font-name-asian="Arial Unicode MS" style:font-size-asian="11.3000001907349pt" style:font-weight-asian="bold" style:font-name-complex="Arial Unicode MS" style:font-size-complex="11.3000001907349pt" style:font-weight-complex="bold"/>
    </style:style>
    <style:style style:name="T46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47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48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49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5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46913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51" style:family="text">
      <style:text-properties fo:background-color="transparent" loext:char-shading-value="0"/>
    </style:style>
    <style:style style:name="T52" style:family="text">
      <style:text-properties officeooo:rsid="003cb4df" fo:background-color="transparent" loext:char-shading-value="0"/>
    </style:style>
    <style:style style:name="T53" style:family="text">
      <style:text-properties officeooo:rsid="00529fbc" fo:background-color="transparent" loext:char-shading-value="0"/>
    </style:style>
    <style:style style:name="T54" style:family="text">
      <style:text-properties officeooo:rsid="005306f3" fo:background-color="transparent" loext:char-shading-value="0"/>
    </style:style>
    <style:style style:name="T55" style:family="text">
      <style:text-properties officeooo:rsid="00394f40" fo:background-color="transparent" loext:char-shading-value="0"/>
    </style:style>
    <style:style style:name="T56" style:family="text">
      <style:text-properties officeooo:rsid="00356b1a" fo:background-color="transparent" loext:char-shading-value="0"/>
    </style:style>
    <style:style style:name="T57" style:family="text">
      <style:text-properties fo:font-style="italic" fo:background-color="transparent" loext:char-shading-value="0"/>
    </style:style>
    <style:style style:name="T58" style:family="text">
      <style:text-properties style:font-name="Lucida Grande" officeooo:rsid="001c223e" style:font-name-asian="Lucida Grande" style:font-name-complex="Lucida Grande"/>
    </style:style>
    <style:style style:name="T59" style:family="text">
      <style:text-properties officeooo:rsid="001c223e" style:font-name-asian="Arial Unicode MS" style:font-name-complex="Arial Unicode MS"/>
    </style:style>
    <style:style style:name="T60" style:family="text">
      <style:text-properties fo:font-size="9pt" fo:font-weight="normal" style:font-size-asian="9pt" style:font-size-complex="9pt"/>
    </style:style>
    <style:style style:name="T61" style:family="text">
      <style:text-properties fo:font-size="9pt" fo:font-weight="normal" officeooo:rsid="001d52ef" style:font-size-asian="9pt" style:font-size-complex="9pt"/>
    </style:style>
    <style:style style:name="T62" style:family="text">
      <style:text-properties officeooo:rsid="001dbe86"/>
    </style:style>
    <style:style style:name="T63" style:family="text">
      <style:text-properties officeooo:rsid="002b0f9f"/>
    </style:style>
    <style:style style:name="T64" style:family="text">
      <style:text-properties officeooo:rsid="003cb4df"/>
    </style:style>
    <style:style style:name="T65" style:family="text">
      <style:text-properties officeooo:rsid="0040ec56"/>
    </style:style>
    <style:style style:name="T66" style:family="text">
      <style:text-properties officeooo:rsid="00453488"/>
    </style:style>
    <style:style style:name="T67" style:family="text">
      <style:text-properties officeooo:rsid="00495675"/>
    </style:style>
    <style:style style:name="T68" style:family="text">
      <style:text-properties officeooo:rsid="00529fbc"/>
    </style:style>
    <style:style style:name="T69" style:family="text">
      <style:text-properties officeooo:rsid="005306f3"/>
    </style:style>
    <style:style style:name="T70" style:family="text">
      <style:text-properties officeooo:rsid="00394f40"/>
    </style:style>
    <style:style style:name="T71" style:family="text">
      <style:text-properties officeooo:rsid="005408ed"/>
    </style:style>
    <style:style style:name="T72" style:family="text">
      <style:text-properties officeooo:rsid="0063a09a"/>
    </style:style>
    <style:style style:name="T73" style:family="text">
      <style:text-properties officeooo:rsid="00690ef8"/>
    </style:style>
    <style:style style:name="T74" style:family="text">
      <style:text-properties officeooo:rsid="006abb79"/>
    </style:style>
    <style:style style:name="T75" style:family="text">
      <style:text-properties officeooo:rsid="006ad22c"/>
    </style:style>
    <style:style style:name="T76" style:family="text">
      <style:text-properties officeooo:rsid="006c4e73"/>
    </style:style>
    <style:style style:name="T77" style:family="text">
      <style:text-properties style:font-name="Arial Black1" fo:font-size="7.5pt" style:font-size-asian="7.5pt" style:font-size-complex="7.5pt"/>
    </style:style>
    <style:style style:name="T78" style:family="text">
      <style:text-properties style:font-name="Arial Black1" fo:font-size="7.5pt" officeooo:rsid="00292259" style:font-size-asian="7.5pt" style:font-size-complex="7.5pt"/>
    </style:style>
    <style:style style:name="T79" style:family="text">
      <style:text-properties style:font-name="Arial Black1" fo:font-size="7.5pt" officeooo:rsid="001c223e" style:font-name-asian="Lucida Grande" style:font-size-asian="7.5pt" style:font-name-complex="Lucida Grande" style:font-size-complex="7.5pt"/>
    </style:style>
    <style:style style:name="T80" style:family="text">
      <style:text-properties style:font-name="Arial Black1" fo:font-size="7.5pt" officeooo:rsid="001c223e" style:font-name-asian="Arial Unicode MS" style:font-size-asian="7.5pt" style:font-name-complex="Arial Unicode MS" style:font-size-complex="7.5pt"/>
    </style:style>
    <style:style style:name="T81" style:family="text">
      <style:text-properties style:font-name="Arial Black1" fo:font-style="normal" fo:font-weight="bold" officeooo:rsid="00495675" style:font-name-asian="Arial Unicode MS" style:font-weight-asian="bold" style:font-name-complex="Arial Unicode MS" style:font-weight-complex="bold"/>
    </style:style>
    <style:style style:name="T82" style:family="text">
      <style:text-properties officeooo:rsid="003bae32"/>
    </style:style>
    <style:style style:name="T83" style:family="text">
      <style:text-properties officeooo:rsid="00356b1a"/>
    </style:style>
    <style:style style:name="T84" style:family="text">
      <style:text-properties officeooo:rsid="009729f7"/>
    </style:style>
    <style:style style:name="T85" style:family="text">
      <style:text-properties officeooo:rsid="0099a9eb"/>
    </style:style>
    <style:style style:name="T86" style:family="text">
      <style:text-properties officeooo:rsid="00825f9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bookmark text:name="docs-internal-guid-f181235a-b7fe-9cc7-b391-1497db5449f7"/>Greg Sandell</text:p>
      <text:p text:style-name="P7">Los Angeles, CA</text:p>
      <text:p text:style-name="P23"><text:span text:style-name="T77">(</text:span><text:span text:style-name="T78">213</text:span><text:span text:style-name="T77">) </text:span><text:span text:style-name="T78">479-0790</text:span><text:span text:style-name="T77"> <text:s/></text:span><text:span text:style-name="T79">•</text:span><text:span text:style-name="T80"> </text:span><text:span text:style-name="T77"><text:s/></text:span><text:a xlink:type="simple" xlink:href="mailto:GREG.SANDELL@GMAIL.COM" text:style-name="Internet_20_link" text:visited-style-name="Visited_20_Internet_20_Link"><text:span text:style-name="T77">GREG.SANDELL@GMAIL.COM</text:span></text:a> <text:s/><text:span text:style-name="T58">•</text:span><text:span text:style-name="T59"> </text:span><text:s/><text:span text:style-name="T60">Portfolio/</text:span><text:span text:style-name="T61">c</text:span><text:span text:style-name="T60">ode: </text:span><text:a xlink:type="simple" xlink:href="http://gregsandell.com/" text:style-name="Internet_20_link" text:visited-style-name="Visited_20_Internet_20_Link"><text:span text:style-name="T60">gregsandell.com</text:span></text:a></text:p>
      <text:h text:style-name="P9" text:outline-level="1">About Me</text:h>
      <text:p text:style-name="P62"><text:span text:style-name="T20">I </text:span><text:span text:style-name="T27">have </text:span><text:span text:style-name="T19">3.5 years </text:span><text:span text:style-name="T27">experience as an</text:span><text:span text:style-name="T19"> Automated UI tests </text:span><text:span text:style-name="T27">programmer</text:span><text:span text:style-name="T19"> (2.5 years at Crocs, 1 year at Ten-X), </text:span><text:span text:style-name="T27">having previously been a </text:span><text:span text:style-name="T19">Node.js-based fullstack web developer </text:span><text:span text:style-name="T21">for </text:span><text:span text:style-name="T19">8 years and </text:span><text:span text:style-name="T21">a </text:span><text:span text:style-name="T19">Java developer </text:span><text:span text:style-name="T21">for 6 </text:span><text:span text:style-name="T19">years. <text:s text:c="2"/></text:span><text:span text:style-name="T27">As an SDET I have architected</text:span><text:span text:style-name="T21"> test platform</text:span><text:span text:style-name="T27">s, solved problems of</text:span><text:span text:style-name="T21"> </text:span><text:span text:style-name="T19">asynchronous programming </text:span><text:span text:style-name="T27">and </text:span><text:span text:style-name="T19">race conditions, </text:span><text:span text:style-name="T27">developed </text:span><text:span text:style-name="T19">CSS addressing </text:span><text:span text:style-name="T27">schemes</text:span><text:span text:style-name="T19">, </text:span><text:span text:style-name="T27">and have engineered </text:span><text:span text:style-name="T21">test code reuse</text:span><text:span text:style-name="T19">. <text:s/></text:span><text:span text:style-name="T28">At Crocs</text:span><text:span text:style-name="T19"> I wrote tests for their complete eCommerce funnel, </text:span><text:span text:style-name="T28">the product </text:span><text:span text:style-name="T19">returns </text:span><text:span text:style-name="T28">process</text:span><text:span text:style-name="T19">, user profile </text:span><text:span text:style-name="T28">workflows, </text:span><text:span text:style-name="T19">and store Locator, for 20 different nationalities and 12 different payment processors, six different desktop browsers and 3 different mobile devices via BrowserStack over Selenium via the InternJs </text:span><text:span text:style-name="T29">and Nightwatch </text:span><text:span text:style-name="T19">API</text:span><text:span text:style-name="T29">s</text:span><text:span text:style-name="T19">. <text:s/></text:span><text:span text:style-name="T20">I am also an accomplished classical pianist, electric bass player, and composer.</text:span></text:p>
      <text:p text:style-name="P26"><text:span text:style-name="T19">V</text:span><text:span text:style-name="T18">ideo demos of tests in action: <text:s/></text:span><text:a xlink:type="simple" xlink:href="https://bit.ly/2YCvwIJ" text:style-name="Internet_20_link" text:visited-style-name="Visited_20_Internet_20_Link">https://bit.ly/2YCvwIJ</text:a><text:span text:style-name="T18"> (Crocs), </text:span><text:a xlink:type="simple" xlink:href="https://bit.ly/30LKCOE" text:style-name="Internet_20_link" text:visited-style-name="Visited_20_Internet_20_Link">https://bit.ly/30LKCOE</text:a><text:span text:style-name="T18"> (Ten-X)</text:span></text:p>
      <text:p text:style-name="P25">Skills Lis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list xml:id="list3488904960" text:style-name="List_20_1">
              <text:list-item>
                <text:p text:style-name="P33">REST + JSON + Node.js + Express, Postman</text:p>
              </text:list-item>
              <text:list-item>
                <text:p text:style-name="P32"><text:span text:style-name="T32">Selenium + Nightwatch + </text:span><text:span text:style-name="T33">BrowserStack</text:span></text:p>
              </text:list-item>
              <text:list-item>
                <text:p text:style-name="P34">Core Javascript, ES6, DOM, jQuery</text:p>
              </text:list-item>
              <text:list-item>
                <text:p text:style-name="P35">Salesforce Commerce Cloud (SFCC) Web</text:p>
              </text:list-item>
              <text:list-item>
                <text:p text:style-name="P35">Sqlite, Mysql, Oracle, SQL Server, Firebase</text:p>
              </text:list-item>
            </text:list>
          </table:table-cell>
          <table:table-cell table:style-name="Table1.A1" office:value-type="string">
            <text:list xml:id="list170519547159874" text:continue-numbering="true" text:style-name="List_20_1">
              <text:list-item>
                <text:p text:style-name="P33">React/Redux, React Hooks</text:p>
              </text:list-item>
              <text:list-item>
                <text:p text:style-name="P33">Node.js + npm + webpack</text:p>
              </text:list-item>
              <text:list-item>
                <text:p text:style-name="P33">Hybrid Mobile + <text:span text:style-name="T84">Responsive</text:span></text:p>
              </text:list-item>
              <text:list-item>
                <text:p text:style-name="P34">HTML5 + CSS3 + Bootstrap</text:p>
              </text:list-item>
              <text:list-item>
                <text:p text:style-name="P33">CSS<text:span text:style-name="T84">3</text:span> + LESS + classnames</text:p>
              </text:list-item>
            </text:list>
          </table:table-cell>
          <table:table-cell table:style-name="Table1.A1" office:value-type="string">
            <text:list xml:id="list170521422960779" text:continue-numbering="true" text:style-name="List_20_1">
              <text:list-item>
                <text:p text:style-name="P33">Angular 1.4</text:p>
              </text:list-item>
              <text:list-item>
                <text:p text:style-name="P33">Agile <text:span text:style-name="T85">+ </text:span>Scrum <text:span text:style-name="T85">+ Jira</text:span></text:p>
              </text:list-item>
              <text:list-item>
                <text:p text:style-name="P34">MVC, SPA</text:p>
              </text:list-item>
              <text:list-item>
                <text:p text:style-name="P35">Git + eslint</text:p>
              </text:list-item>
              <text:list-item>
                <text:p text:style-name="P36">Java + Tomcat</text:p>
              </text:list-item>
            </text:list>
          </table:table-cell>
        </table:table-row>
      </table:table>
      <text:h text:style-name="P10" text:outline-level="1">Experience</text:h>
      <text:h text:style-name="P22" text:outline-level="2"><text:span text:style-name="T48">OCT 2017</text:span><text:span text:style-name="T47"> – </text:span><text:span text:style-name="T49">M</text:span><text:span text:style-name="T50">AY 2020</text:span></text:h>
      <text:h text:style-name="P5" text:outline-level="3"><text:span text:style-name="T38">Crocs </text:span><text:span text:style-name="T39">Inc.</text:span><text:span text:style-name="T16"> –</text:span><text:span text:style-name="T5"> </text:span><text:span text:style-name="T12"><text:s/></text:span><text:span text:style-name="T13">S</text:span><text:span text:style-name="T14">DET (Software Development Engineer in Test)</text:span></text:h>
      <text:list xml:id="list3337167147" text:style-name="L1">
        <text:list-item>
          <text:p text:style-name="P49"><text:span text:style-name="T21">Authored UI Automation tests against a</text:span><text:span text:style-name="T22"> </text:span><text:span text:style-name="T23">Salesforce-</text:span><text:span text:style-name="T21">based</text:span><text:span text:style-name="T23"> </text:span><text:span text:style-name="T41">crocs.com</text:span><text:span text:style-name="T21"> </text:span><text:span text:style-name="T23">eCommerce site with $1.2 bil in </text:span><text:span text:style-name="T24">2019 </text:span><text:span text:style-name="T23">sales </text:span></text:p>
        </text:list-item>
        <text:list-item>
          <text:p text:style-name="P50"><text:span text:style-name="T21">Support tests for</text:span><text:span text:style-name="T25"> </text:span><text:span text:style-name="T42">crocs.com</text:span><text:span text:style-name="T25"> sites in </text:span><text:span text:style-name="T26">8 different languages, </text:span><text:span text:style-name="T25">1</text:span><text:span text:style-name="T26">4</text:span><text:span text:style-name="T25"> countries/</text:span><text:span text:style-name="T26">locales, 7 payment processors</text:span></text:p>
        </text:list-item>
        <text:list-item>
          <text:p text:style-name="P51">Develop reusable tools for UI automation and load testing; solve latency, asynchrony, and race condition issues; write CSS queries that work reliably across <text:span text:style-name="T75">major mobile and desktop web browsers</text:span> navigators.</text:p>
        </text:list-item>
        <text:list-item>
          <text:p text:style-name="P52">Provide Automated UI Test coverage for the eCommerce site including all phases of the purchase lifecycle, shopping cart interaction, product returns, payment processing, <text:span text:style-name="T72">user profile and fraud detection. <text:s/>Tech stack: <text:s/>internJS, leadfoot, eureQa, BrowserStack cloud</text:span></text:p>
        </text:list-item>
        <text:list-item>
          <text:p text:style-name="P51">Develop custom <text:span text:style-name="T73">multi-tiered</text:span> <text:span text:style-name="T73">web applications</text:span> <text:span text:style-name="T73">including SQL, REST services, Ajax, token based authentication, pub/sub messaging, Bash shell scripts, AWS, and BrowserStack cloud components</text:span>. <text:s/>Stack includes: <text:s/>Node.js, React/Redux, <text:span text:style-name="T74">Express, </text:span>Sqlite, WebSockets, <text:span text:style-name="T74">Bootstrap, Material-UI</text:span>.</text:p>
        </text:list-item>
        <text:list-item>
          <text:p text:style-name="P53"><text:span text:style-name="T75">Provide training &amp; mentoring to junior developers on Javascript, Node.js and SFCC; give</text:span> presentations to <text:span text:style-name="T75">to developers and </text:span>cross-functional teams on React <text:span text:style-name="T75">and Automated UI Testing</text:span>.</text:p>
        </text:list-item>
        <text:list-item>
          <text:p text:style-name="P54"><text:span text:style-name="T76">Work with new</text:span> fulfillment/distribution centers <text:span text:style-name="T76">coming online by creating bulk test orders in </text:span>the SAP Supply chain</text:p>
        </text:list-item>
        <text:list-item>
          <text:p text:style-name="P54">Tools: <text:s/>Salesforce Commerce Cloud controllers, web services and .isml’s; Node.js, React/Redux, ES6 Core Javascript, Git, SourceTree, Express, AWS cloud, Sqlite, REST, Advanced Rest Client, Ajax, PassportJS token based authentication, pub/sub messaging with WebSockets, Bash, BrowserStack, <text:soft-page-break/>Selenium, internJS, leadfoot, eureQa, Bootstrap, Material-UI</text:p>
        </text:list-item>
      </text:list>
      <text:h text:style-name="P21" text:outline-level="2"><text:span text:style-name="T66">AUG 2017</text:span> – <text:span text:style-name="T67">NOV 2017</text:span></text:h>
      <text:h text:style-name="P4" text:outline-level="3"><text:span text:style-name="T40">UC Irvine / Trilogy Ed</text:span><text:span text:style-name="T15"> –</text:span><text:span text:style-name="T1"> </text:span><text:span text:style-name="T2">Part Time </text:span><text:span text:style-name="T10">Course Instructor</text:span></text:h>
      <text:list xml:id="list71449517" text:style-name="WW8Num2">
        <text:list-item>
          <text:p text:style-name="P63">Instructor for “Fullstack Developer” bootcamp</text:p>
        </text:list-item>
        <text:list-item>
          <text:p text:style-name="P64"><text:span text:style-name="T35">D</text:span><text:span text:style-name="T36">eveloped</text:span><text:span text:style-name="T35"> presentation stacks f</text:span><text:span text:style-name="T36">or</text:span><text:span text:style-name="T35"> topics taught</text:span></text:p>
        </text:list-item>
        <text:list-item>
          <text:p text:style-name="P64"><text:span text:style-name="T37">Tools</text:span><text:span text:style-name="T35"> taught: HTML</text:span><text:span text:style-name="T37">5</text:span><text:span text:style-name="T35">, CSS</text:span><text:span text:style-name="T37">3</text:span><text:span text:style-name="T35">, Git, Bootstrap, Javascript, jQuery, Ajax, Firebase, Node.js</text:span></text:p>
        </text:list-item>
      </text:list>
      <text:h text:style-name="P30" text:outline-level="2"><text:span text:style-name="T63">APR 2016</text:span> – <text:span text:style-name="T65">JUNE 2017</text:span></text:h>
      <text:h text:style-name="P3" text:outline-level="3"><text:span text:style-name="T40">Ten-X, Irvine, CA</text:span><text:span text:style-name="T4"> – </text:span><text:span text:style-name="T9">Sr. Software Engineer</text:span></text:h>
      <text:list xml:id="list170520906806726" text:continue-list="list3337167147" text:style-name="L1">
        <text:list-item>
          <text:p text:style-name="P39">Write automation tests in Selenium/Nightwatch for search and homepage using team's shared test support libraries</text:p>
        </text:list-item>
        <text:list-item>
          <text:p text:style-name="P39">Extend the QA Automation shared libraries</text:p>
        </text:list-item>
        <text:list-item>
          <text:p text:style-name="P39"><text:span text:style-name="T62">Developed presentation layer and application logic for hosted web application auction.com, a Real Estate auction transaction platform</text:span></text:p>
        </text:list-item>
        <text:list-item>
          <text:p text:style-name="P39"><text:span text:style-name="T62">Responsible for auction.com features Search &amp; Discovery, Event Details, Calendar, User prefs and personalization, and Home page</text:span></text:p>
        </text:list-item>
        <text:list-item>
          <text:p text:style-name="P39"><text:span text:style-name="T62">Provided engineering help to QA team by writing UI Automation tests (demo: http://bit.ly/2wUjFcS)</text:span></text:p>
        </text:list-item>
        <text:list-item>
          <text:p text:style-name="P39"><text:span text:style-name="T62">Design and troubleshooting of REST and JSON-based backend, services</text:span></text:p>
        </text:list-item>
        <text:list-item>
          <text:p text:style-name="P39"><text:span text:style-name="T62">Tools: <text:s/>Node.js, React, Redux, Angular 1.45ES6 core Javascript, Git, Babel, WebPack, REST, Advanced Rest Client, ArcGIS, Python, Selenium, Nightwatch, LaunchDarkly feature flags, HTML5, CSS3C</text:span>reate test plans for auction.com's search mechanism <text:span text:style-name="T82">in TestRail</text:span></text:p>
        </text:list-item>
      </text:list>
      <text:p text:style-name="P46"/>
      <text:h text:style-name="P20" text:outline-level="2"><text:span text:style-name="T62">OCT</text:span> 201<text:span text:style-name="T62">5 – MAR</text:span> 201<text:span text:style-name="T62">6</text:span></text:h>
      <text:h text:style-name="P2" text:outline-level="3"><text:span text:style-name="T40">John Deere, remote</text:span><text:span text:style-name="T4"> – </text:span><text:span text:style-name="T7">Front End Developer </text:span><text:span text:style-name="T8">Consultant</text:span></text:h>
      <text:list xml:id="list170521336133497" text:continue-numbering="true" text:style-name="L1">
        <text:list-item>
          <text:p text:style-name="P58">Developed Front End, middleware and test coverage for hosted web application 'Sales Center', a 'build-a-Deere' tool for sales reps</text:p>
        </text:list-item>
        <text:list-item>
          <text:p text:style-name="P58">Collaborated with Back End team on design and troubleshooting of web services</text:p>
        </text:list-item>
        <text:list-item>
          <text:p text:style-name="P58">Tools: <text:s/>Angular 1.4 controllers, views, directives and services; ES5 core Javascript, Git, REST, Advanced Rest Client, JSON, Mocha, Sinon and Chai unit testing, HTML5, CSS3</text:p>
        </text:list-item>
      </text:list>
      <text:h text:style-name="P19" text:outline-level="2">NOV 2014 – AUG 2015</text:h>
      <text:h text:style-name="P29" text:outline-level="3"><text:span text:style-name="T40">CyberCoders, Irvine, CA</text:span><text:span text:style-name="T4"> – </text:span><text:span text:style-name="T11">Front End Java Developer</text:span></text:h>
      <text:list xml:id="list170519661603000" text:continue-numbering="true" text:style-name="L1">
        <text:list-item>
          <text:p text:style-name="P48">Front End Developer for hosted web application 'Compass', a CRM platform for Recruiters.</text:p>
        </text:list-item>
        <text:list-item>
          <text:p text:style-name="P47"><text:span text:style-name="T18">Wrote </text:span><text:span text:style-name="T31">unit tests for </text:span><text:span text:style-name="T29">Compass </text:span><text:span text:style-name="T31">b</text:span><text:span text:style-name="T29">usiness objects</text:span></text:p>
        </text:list-item>
        <text:list-item>
          <text:p text:style-name="P45">Wrote jMeter test plans and reporting tools to simulate heavy load on Compass product</text:p>
        </text:list-item>
        <text:list-item>
          <text:p text:style-name="P45">Tools: <text:s/>Sencha ExtJS 4.0.7, ES5 core Javascript, Ajax, Jasmine unit tests, jMeter stress testing, HTML5, CSS3</text:p>
        </text:list-item>
      </text:list>
      <text:h text:style-name="P18" text:outline-level="2">NOV 2013 – JUNE 2014</text:h>
      <text:h text:style-name="P1" text:outline-level="3"><text:span text:style-name="T40">Sears Holding Corporation, Chicago, IL</text:span><text:span text:style-name="T4"> – </text:span><text:span text:style-name="T6">Developer</text:span></text:h>
      <text:list xml:id="list2572063062" text:style-name="L2">
        <text:list-item>
          <text:p text:style-name="P56">Member of Core Mobile Front End development team supporting mobile version of sears.com eCommerce platform </text:p>
        </text:list-item>
        <text:list-item>
          <text:p text:style-name="P56">Created presentation layer from wireframes, redlines and Photoshop PSDs provided by designers</text:p>
        </text:list-item>
        <text:list-item>
          <text:p text:style-name="P56">Collaborated with Back End team on design and troubleshooting of web services</text:p>
        </text:list-item>
        <text:list-item>
          <text:p text:style-name="P56">Launched mobile version of new features Shop Your Way (loyalty card) and Shop Your Way Max (Sears <text:soft-page-break/>version of Amazon Prime).</text:p>
        </text:list-item>
        <text:list-item>
          <text:p text:style-name="P56">Tools: <text:s/>Angular 1.4 controllers, views, and services, REST, Advanced Rest Client, Git</text:p>
        </text:list-item>
      </text:list>
      <text:h text:style-name="P18" text:outline-level="2">AUG 2012 – AUG 2013</text:h>
      <text:h text:style-name="P6" text:outline-level="3"><text:span text:style-name="T81">Pathfinder Software (now orthogonal.io), Chicago, IL </text:span>– Senior Software Engineer</text:h>
      <text:list xml:id="list2382552313" text:style-name="L3">
        <text:list-item>
          <text:p text:style-name="P59">Wrote mobile apps (iPhone, iPad) for medical clients Kimberly-Clark, Haemonetics, and Amer. Assn. of Critical Care Nurses</text:p>
        </text:list-item>
        <text:list-item>
          <text:p text:style-name="P59">Lead developer on iPhone app that was deployed in Apple AppStore (AACN Bedside)</text:p>
        </text:list-item>
        <text:list-item>
          <text:p text:style-name="P59">Lead developer for web-based census and demographic data-mining tool (MetroPulse Chicago: <text:s/>demo: http://bit.ly/2wU5Yun)</text:p>
        </text:list-item>
        <text:list-item>
          <text:p text:style-name="P59">Lead developer on an iPad ‘concierge’ app to connect heart patients, their nurses and caregivers (ContinuCare) and a blood drive simulation sales tool for the iPad (Automated Whole Blood Collector)</text:p>
        </text:list-item>
        <text:list-item>
          <text:p text:style-name="P59">Tools: <text:s/>hybrid web/iOS AngularJS and jQuery Mobile, Trigger.io, TestFlight, Ruby on Rails, Heroku</text:p>
        </text:list-item>
      </text:list>
      <text:h text:style-name="P18" text:outline-level="2">APR 2010 – AUG 2012</text:h>
      <text:h text:style-name="P1" text:outline-level="3"><text:span text:style-name="T40">Truven Health Analytics, Chicago, IL</text:span><text:span text:style-name="T4"> – </text:span><text:span text:style-name="T6">Senior Software Engineer</text:span></text:h>
      <text:list xml:id="list725234825" text:style-name="L4">
        <text:list-item>
          <text:h text:style-name="P31" text:outline-level="1">Wrote unit tests for Java and jQuery components using the jUnit and qUnitAPIs</text:h>
        </text:list-item>
        <text:list-item>
          <text:p text:style-name="P60">Developed hosted enterprise web applications CareDiscovery and IntegrationDiscovery, Business Intelligence and data mining tools for a 4 TB Oracle OLAP Data Warehouse of Hospital Billing data</text:p>
        </text:list-item>
        <text:list-item>
          <text:p text:style-name="P60">Tools: J2EE, Java 1.4 &amp; 6 Servlets, IBM Websphere Portal 5, Tomcat 6, Glassfish, JSP, jQuery and ES5 core Javascript, PL/SQL stored procedures</text:p>
        </text:list-item>
      </text:list>
      <text:h text:style-name="P18" text:outline-level="2">OCT 2008 – MAR 2010</text:h>
      <text:h text:style-name="P1" text:outline-level="3"><text:span text:style-name="T40">iCrossing, Chicago, IL</text:span><text:span text:style-name="T4"> – </text:span><text:span text:style-name="T6">Senior Software Engineer</text:span></text:h>
      <text:list xml:id="list272033759" text:style-name="L5">
        <text:list-item>
          <text:p text:style-name="P61"><text:span text:style-name="T53">Front End D</text:span><text:span text:style-name="T52">eveloper for</text:span><text:span text:style-name="T51"> hosted web application </text:span><text:span text:style-name="T57">Merchantize</text:span><text:span text:style-name="T51">, </text:span><text:span text:style-name="T52">an Ad Technology</text:span><text:span text:style-name="T51"> tool for managing clients' Paid Search campaigns, </text:span><text:span text:style-name="T54">keyword purchases and</text:span><text:span text:style-name="T51"> </text:span><text:span text:style-name="T55">cost-per-click </text:span><text:span text:style-name="T54">advertising </text:span><text:span text:style-name="T51">with major search and shopping engines (Google, Yahoo, MSN, NexTag, PriceGrabber)</text:span></text:p>
        </text:list-item>
        <text:list-item>
          <text:p text:style-name="P42"><text:span text:style-name="T68">Consumed streaming XML-based product feeds for clients Sears, The Gap, Hilton, Lands End, LEGO, and Williams Sonoma with cron-based processes written in</text:span> Perl, Bash, <text:span text:style-name="T68">SMTP</text:span> <text:span text:style-name="T68">&amp; </text:span>Java. </text:p>
        </text:list-item>
        <text:list-item>
          <text:p text:style-name="P41"><text:span text:style-name="T69">Wrote PDF</text:span> reports in Apache POI <text:span text:style-name="T69">Java, cleaned product feeds and resolved Mysql data integrity issues</text:span></text:p>
        </text:list-item>
        <text:list-item>
          <text:p text:style-name="P41">Tools: <text:s/>Java, Bash, Perl, Cron, Apache POI, Mysql</text:p>
        </text:list-item>
      </text:list>
      <text:h text:style-name="P18" text:outline-level="2">FEB 2008 – OCT 2008</text:h>
      <text:h text:style-name="P1" text:outline-level="3"><text:span text:style-name="T40">Chicago Tribune, Chicago, IL</text:span><text:span text:style-name="T4"> – </text:span><text:span text:style-name="T6">Senior Internet Applications Developer</text:span></text:h>
      <text:list xml:id="list2547308161" text:style-name="L6">
        <text:list-item>
          <text:p text:style-name="P57">Developed web software and content management behind all of Tribune Corp's newspaper, radio and television websites, including Chicago Tribune, LA Times, Red Eye. </text:p>
        </text:list-item>
        <text:list-item>
          <text:p text:style-name="P43">Developed code in Java 1.5 on J2EE platform including Oracle Application Server 10g, Oracle DB 10g, FAST search server, Sun Web server (iPlanet) and TopLink 9.0 for web services. </text:p>
        </text:list-item>
        <text:list-item>
          <text:p text:style-name="P44"><text:span text:style-name="T70">Created scheduled jobs for sweeping expired database content and</text:span> JMeter test plans <text:span text:style-name="T71">to </text:span>simulate heavy load on high-profile chicagotribune.com website. </text:p>
        </text:list-item>
        <text:list-item>
          <text:p text:style-name="P44">Tools: <text:s/>J2EE, Java 1.5, Java Tag Libraries, Oracle Application Server 10g, Oracle DB 10g, FAST search server, Sun Web server (iPlanet), TopLink 9.0 web services.</text:p>
        </text:list-item>
      </text:list>
      <text:h text:style-name="P11" text:outline-level="1">Education</text:h>
      <text:h text:style-name="P1" text:outline-level="3"><text:span text:style-name="T40">Northwestern University, Evanston, IL</text:span><text:span text:style-name="T3"> – </text:span><text:span text:style-name="T6">PhD Music Theory</text:span></text:h>
      <text:p text:style-name="P16"><text:span text:style-name="T18">Cross-disciplinary curriculum including music theory, auditory perception, computer science and music </text:span><text:soft-page-break/><text:span text:style-name="T18">synthesizer research. Dissertation: </text:span><text:a xlink:type="simple" xlink:href="http://bit.ly/2wUbFZq" text:style-name="Internet_20_link" text:visited-style-name="Visited_20_Internet_20_Link"><text:span text:style-name="T43">http://bit.ly/2wUbFZq</text:span></text:a></text:p>
      <text:h text:style-name="P17" text:outline-level="3"><text:span text:style-name="T40">Eastman School of Music, Rochester, NY </text:span><text:span text:style-name="T3">– </text:span><text:span text:style-name="T6">MA Music Theory</text:span></text:h>
      <text:p text:style-name="P14"><text:span text:style-name="T17">Analysis techniques on classical and 20th Century music. Formal computer programming studies. Thesis on Edgard Var</text:span><text:span text:style-name="T46">èse: </text:span><text:a xlink:type="simple" xlink:href="https://bit.ly/3bGS1k4" text:style-name="Internet_20_link" text:visited-style-name="Visited_20_Internet_20_Link">https://bit.ly/3bGS1k4</text:a><text:span text:style-name="T46">.</text:span></text:p>
      <text:h text:style-name="P17" text:outline-level="3"><text:span text:style-name="T40">California State University, Los Angeles, CA</text:span><text:span text:style-name="T3"> – </text:span><text:span text:style-name="T6">BM Piano Performance</text:span></text:h>
      <text:p text:style-name="P15">Performed Junior and Senior recitals, <text:span text:style-name="T62">placed</text:span> in competitions, and performed Beethoven concerto with orchestra.</text:p>
      <text:h text:style-name="P8" text:outline-level="1"><text:span text:style-name="T45">Certifications</text:span><text:span text:style-name="T44"> </text:span></text:h>
      <text:p text:style-name="P27">March 2005: Sun Certified Web Component Developer for J2EE 1.4 (SCWCD)</text:p>
      <text:p text:style-name="P24">Apr 2004: Sun Certified Programmer for the Java 2 Platform 1.4 (SCJP)</text:p>
      <text:h text:style-name="P12" text:outline-level="1">References</text:h>
      <text:p text:style-name="P28">Available on request.</text:p>
      <text:p text:style-name="P13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7-15T17:05:19.088751311</dc:date>
    <meta:editing-duration>P31DT1H47M35S</meta:editing-duration>
    <meta:editing-cycles>73</meta:editing-cycles>
    <meta:generator>LibreOffice/6.3.1.2$MacOSX_X86_64 LibreOffice_project/b79626edf0065ac373bd1df5c28bd630b4424273</meta:generator>
    <meta:print-date>2020-03-06T11:27:47.601830000</meta:print-date>
    <meta:document-statistic meta:table-count="1" meta:image-count="0" meta:object-count="0" meta:page-count="4" meta:paragraph-count="102" meta:word-count="1341" meta:character-count="9074" meta:non-whitespace-character-count="7840"/>
  </office:meta>
</office:document-meta>
</file>